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officeooo:rsid="001a457c" officeooo:paragraph-rsid="001a457c"/>
    </style:style>
    <style:style style:name="P2" style:family="paragraph" style:parent-style-name="Standard">
      <style:paragraph-properties fo:line-height="150%"/>
      <style:text-properties style:font-name="Times New Roman" officeooo:rsid="001a457c" officeooo:paragraph-rsid="00206345"/>
    </style:style>
    <style:style style:name="P3" style:family="paragraph" style:parent-style-name="Standard">
      <style:paragraph-properties fo:line-height="150%"/>
      <style:text-properties style:font-name="Times New Roman" officeooo:rsid="001a457c" officeooo:paragraph-rsid="00267e37"/>
    </style:style>
    <style:style style:name="P4" style:family="paragraph" style:parent-style-name="Standard">
      <style:paragraph-properties fo:line-height="150%"/>
      <style:text-properties style:font-name="Times New Roman" officeooo:rsid="001a457c" officeooo:paragraph-rsid="00280c93"/>
    </style:style>
    <style:style style:name="P5" style:family="paragraph" style:parent-style-name="Standard">
      <style:paragraph-properties fo:line-height="150%"/>
      <style:text-properties style:font-name="Times New Roman" officeooo:rsid="001a457c" officeooo:paragraph-rsid="002a0ab5"/>
    </style:style>
    <style:style style:name="P6" style:family="paragraph" style:parent-style-name="Standard">
      <style:paragraph-properties fo:line-height="150%"/>
      <style:text-properties style:font-name="Times New Roman" officeooo:rsid="001a457c" officeooo:paragraph-rsid="002b5fbc"/>
    </style:style>
    <style:style style:name="P7" style:family="paragraph" style:parent-style-name="Standard">
      <style:paragraph-properties fo:line-height="150%"/>
      <style:text-properties style:font-name="Times New Roman" officeooo:rsid="001a457c" officeooo:paragraph-rsid="002d7102"/>
    </style:style>
    <style:style style:name="P8" style:family="paragraph" style:parent-style-name="Standard">
      <style:paragraph-properties fo:line-height="150%"/>
      <style:text-properties style:font-name="Times New Roman" officeooo:rsid="001a457c" officeooo:paragraph-rsid="0030d339"/>
    </style:style>
    <style:style style:name="P9" style:family="paragraph" style:parent-style-name="Standard">
      <style:paragraph-properties fo:line-height="150%"/>
      <style:text-properties style:font-name="Times New Roman" officeooo:rsid="001a457c" officeooo:paragraph-rsid="00325cc1"/>
    </style:style>
    <style:style style:name="P10" style:family="paragraph" style:parent-style-name="Standard">
      <style:paragraph-properties fo:line-height="150%"/>
      <style:text-properties style:font-name="Times New Roman" officeooo:rsid="001a457c" officeooo:paragraph-rsid="0034d738"/>
    </style:style>
    <style:style style:name="P11" style:family="paragraph" style:parent-style-name="Standard">
      <style:paragraph-properties fo:line-height="150%"/>
      <style:text-properties style:font-name="Times New Roman" officeooo:rsid="001b2f8d" officeooo:paragraph-rsid="001b2f8d"/>
    </style:style>
    <style:style style:name="P12" style:family="paragraph" style:parent-style-name="Standard">
      <style:paragraph-properties fo:line-height="150%"/>
      <style:text-properties style:font-name="Times New Roman" officeooo:rsid="001b2f8d" officeooo:paragraph-rsid="001c2421"/>
    </style:style>
    <style:style style:name="P13" style:family="paragraph" style:parent-style-name="Standard">
      <style:paragraph-properties fo:line-height="150%"/>
      <style:text-properties style:font-name="Times New Roman" officeooo:rsid="001b2f8d" officeooo:paragraph-rsid="001c84dd"/>
    </style:style>
    <style:style style:name="P14" style:family="paragraph" style:parent-style-name="Standard">
      <style:paragraph-properties fo:line-height="150%"/>
      <style:text-properties style:font-name="Times New Roman" fo:font-weight="bold" officeooo:rsid="001a457c" officeooo:paragraph-rsid="001a457c" style:font-weight-asian="bold" style:font-weight-complex="bold"/>
    </style:style>
    <style:style style:name="P15" style:family="paragraph" style:parent-style-name="Standard">
      <style:paragraph-properties fo:line-height="150%"/>
      <style:text-properties style:font-name="Times New Roman" fo:font-weight="bold" officeooo:rsid="001a457c" officeooo:paragraph-rsid="00206345" style:font-weight-asian="bold" style:font-weight-complex="bold"/>
    </style:style>
    <style:style style:name="P16" style:family="paragraph" style:parent-style-name="Standard">
      <style:paragraph-properties fo:line-height="150%"/>
      <style:text-properties style:font-name="Times New Roman" fo:font-weight="bold" officeooo:rsid="001a457c" officeooo:paragraph-rsid="00267e37" style:font-weight-asian="bold" style:font-weight-complex="bold"/>
    </style:style>
    <style:style style:name="P17" style:family="paragraph" style:parent-style-name="Standard">
      <style:paragraph-properties fo:line-height="150%"/>
      <style:text-properties style:font-name="Times New Roman" fo:font-weight="bold" officeooo:rsid="001a457c" officeooo:paragraph-rsid="002a0ab5" style:font-weight-asian="bold" style:font-weight-complex="bold"/>
    </style:style>
    <style:style style:name="P18" style:family="paragraph" style:parent-style-name="Standard">
      <style:paragraph-properties fo:line-height="150%"/>
      <style:text-properties style:font-name="Times New Roman" fo:font-weight="bold" officeooo:rsid="001a457c" officeooo:paragraph-rsid="0030d339" style:font-weight-asian="bold" style:font-weight-complex="bold"/>
    </style:style>
    <style:style style:name="P19" style:family="paragraph" style:parent-style-name="Standard">
      <style:paragraph-properties fo:line-height="150%"/>
      <style:text-properties style:font-name="Times New Roman" fo:font-weight="bold" officeooo:rsid="001a457c" officeooo:paragraph-rsid="00325cc1" style:font-weight-asian="bold" style:font-weight-complex="bold"/>
    </style:style>
    <style:style style:name="P20" style:family="paragraph" style:parent-style-name="Standard">
      <style:paragraph-properties fo:line-height="150%"/>
      <style:text-properties style:font-name="Times New Roman" fo:font-weight="bold" officeooo:rsid="001a457c" officeooo:paragraph-rsid="002b5fbc" style:font-weight-asian="bold" style:font-weight-complex="bold"/>
    </style:style>
    <style:style style:name="P21" style:family="paragraph" style:parent-style-name="Standard">
      <style:paragraph-properties fo:line-height="150%"/>
      <style:text-properties style:font-name="Times New Roman" fo:font-weight="bold" officeooo:rsid="001a457c" officeooo:paragraph-rsid="002d7102" style:font-weight-asian="bold" style:font-weight-complex="bold"/>
    </style:style>
    <style:style style:name="P22" style:family="paragraph" style:parent-style-name="Standard">
      <style:paragraph-properties fo:line-height="150%"/>
      <style:text-properties style:font-name="Times New Roman" fo:font-weight="bold" officeooo:rsid="001a457c" officeooo:paragraph-rsid="0034d738" style:font-weight-asian="bold" style:font-weight-complex="bold"/>
    </style:style>
    <style:style style:name="P23" style:family="paragraph" style:parent-style-name="Standard">
      <style:paragraph-properties fo:line-height="150%"/>
      <style:text-properties style:font-name="Times New Roman" fo:font-weight="bold" officeooo:rsid="001b2f8d" officeooo:paragraph-rsid="001b2f8d" style:font-weight-asian="bold" style:font-weight-complex="bold"/>
    </style:style>
    <style:style style:name="P24" style:family="paragraph" style:parent-style-name="Standard">
      <style:paragraph-properties fo:line-height="150%"/>
      <style:text-properties style:font-name="Times New Roman" fo:font-weight="bold" officeooo:rsid="001b2f8d" officeooo:paragraph-rsid="001c2421" style:font-weight-asian="bold" style:font-weight-complex="bold"/>
    </style:style>
    <style:style style:name="P25" style:family="paragraph" style:parent-style-name="Standard">
      <style:paragraph-properties fo:line-height="150%"/>
      <style:text-properties style:font-name="Times New Roman" fo:font-weight="bold" officeooo:rsid="001b2f8d" officeooo:paragraph-rsid="001c84dd" style:font-weight-asian="bold" style:font-weight-complex="bold"/>
    </style:style>
    <style:style style:name="P26" style:family="paragraph" style:parent-style-name="Standard">
      <style:paragraph-properties fo:line-height="150%"/>
      <style:text-properties style:font-name="Times New Roman" fo:font-weight="bold" officeooo:rsid="001b2f8d" officeooo:paragraph-rsid="00325cc1" style:font-weight-asian="bold" style:font-weight-complex="bold"/>
    </style:style>
    <style:style style:name="P27" style:family="paragraph" style:parent-style-name="Standard">
      <style:paragraph-properties fo:line-height="150%"/>
      <style:text-properties style:font-name="Times New Roman" fo:font-weight="bold" officeooo:rsid="0021b2d1" officeooo:paragraph-rsid="0021b2d1" style:font-weight-asian="bold" style:font-weight-complex="bold"/>
    </style:style>
    <style:style style:name="P28" style:family="paragraph" style:parent-style-name="Standard">
      <style:paragraph-properties fo:line-height="150%">
        <style:tab-stops>
          <style:tab-stop style:position="2.159cm"/>
        </style:tab-stops>
      </style:paragraph-properties>
      <style:text-properties style:font-name="Times New Roman" fo:font-weight="bold" officeooo:rsid="0021b2d1" officeooo:paragraph-rsid="0021b2d1" style:font-weight-asian="bold" style:font-weight-complex="bold"/>
    </style:style>
    <style:style style:name="P29" style:family="paragraph" style:parent-style-name="Standard">
      <style:paragraph-properties fo:line-height="150%">
        <style:tab-stops>
          <style:tab-stop style:position="2.159cm"/>
        </style:tab-stops>
      </style:paragraph-properties>
      <style:text-properties style:font-name="Times New Roman" fo:font-weight="bold" officeooo:rsid="0021b2d1" officeooo:paragraph-rsid="00325cc1" style:font-weight-asian="bold" style:font-weight-complex="bold"/>
    </style:style>
    <style:style style:name="P30" style:family="paragraph" style:parent-style-name="Standard">
      <style:paragraph-properties fo:line-height="150%">
        <style:tab-stops>
          <style:tab-stop style:position="2.159cm"/>
        </style:tab-stops>
      </style:paragraph-properties>
      <style:text-properties style:font-name="Times New Roman" fo:font-weight="bold" officeooo:rsid="002294c5" officeooo:paragraph-rsid="00325cc1" style:font-weight-asian="bold" style:font-weight-complex="bold"/>
    </style:style>
    <style:style style:name="P31" style:family="paragraph" style:parent-style-name="Standard">
      <style:paragraph-properties fo:line-height="150%">
        <style:tab-stops>
          <style:tab-stop style:position="2.159cm"/>
        </style:tab-stops>
      </style:paragraph-properties>
      <style:text-properties style:font-name="Times New Roman" fo:font-weight="bold" officeooo:rsid="002294c5" officeooo:paragraph-rsid="0034d738" style:font-weight-asian="bold" style:font-weight-complex="bold"/>
    </style:style>
    <style:style style:name="P32" style:family="paragraph" style:parent-style-name="Standard">
      <style:paragraph-properties fo:line-height="150%"/>
      <style:text-properties style:font-name="Times New Roman" fo:font-weight="bold" officeooo:rsid="002a0ab5" officeooo:paragraph-rsid="0034d738" style:font-weight-asian="bold" style:font-weight-complex="bold"/>
    </style:style>
    <style:style style:name="P33" style:family="paragraph" style:parent-style-name="Standard">
      <style:paragraph-properties fo:line-height="150%"/>
      <style:text-properties style:font-name="Times New Roman" officeooo:rsid="001c2421" officeooo:paragraph-rsid="001b2f8d"/>
    </style:style>
    <style:style style:name="P34" style:family="paragraph" style:parent-style-name="Standard">
      <style:paragraph-properties fo:line-height="150%"/>
      <style:text-properties style:font-name="Times New Roman" fo:font-weight="normal" officeooo:rsid="001c2421" officeooo:paragraph-rsid="001c2421" style:font-weight-asian="normal" style:font-weight-complex="normal"/>
    </style:style>
    <style:style style:name="P35" style:family="paragraph" style:parent-style-name="Standard">
      <style:paragraph-properties fo:line-height="150%"/>
      <style:text-properties style:font-name="Times New Roman" fo:font-weight="normal" officeooo:rsid="001c2421" officeooo:paragraph-rsid="001c84dd" style:font-weight-asian="normal" style:font-weight-complex="normal"/>
    </style:style>
    <style:style style:name="P36" style:family="paragraph" style:parent-style-name="Standard">
      <style:paragraph-properties fo:line-height="150%">
        <style:tab-stops>
          <style:tab-stop style:position="2.159cm"/>
        </style:tab-stops>
      </style:paragraph-properties>
      <style:text-properties style:font-name="Times New Roman" fo:font-weight="normal" officeooo:rsid="0021b2d1" officeooo:paragraph-rsid="0021b2d1" style:font-weight-asian="normal" style:font-weight-complex="normal"/>
    </style:style>
    <style:style style:name="P37" style:family="paragraph" style:parent-style-name="Standard">
      <style:paragraph-properties fo:line-height="150%"/>
      <style:text-properties style:font-name="Times New Roman" fo:font-weight="normal" officeooo:rsid="00325cc1" officeooo:paragraph-rsid="00325cc1" style:font-weight-asian="normal" style:font-weight-complex="normal"/>
    </style:style>
    <style:style style:name="P38" style:family="paragraph" style:parent-style-name="Standard">
      <style:paragraph-properties fo:line-height="150%">
        <style:tab-stops>
          <style:tab-stop style:position="2.159cm"/>
        </style:tab-stops>
      </style:paragraph-properties>
      <style:text-properties style:font-name="Times New Roman" fo:font-weight="normal" officeooo:rsid="002294c5" officeooo:paragraph-rsid="0034d738" style:font-weight-asian="normal" style:font-weight-complex="normal"/>
    </style:style>
    <style:style style:name="P39" style:family="paragraph" style:parent-style-name="Standard">
      <style:paragraph-properties fo:line-height="150%"/>
      <style:text-properties style:font-name="Times New Roman" fo:font-weight="normal" officeooo:rsid="002a0ab5" officeooo:paragraph-rsid="0034d738" style:font-weight-asian="normal" style:font-weight-complex="normal"/>
    </style:style>
    <style:style style:name="P40" style:family="paragraph" style:parent-style-name="Standard">
      <style:paragraph-properties fo:line-height="150%"/>
      <style:text-properties style:font-name="Times New Roman" fo:font-weight="normal" officeooo:rsid="001a457c" officeooo:paragraph-rsid="0034d738" style:font-weight-asian="normal" style:font-weight-complex="normal"/>
    </style:style>
    <style:style style:name="P41" style:family="paragraph" style:parent-style-name="Standard">
      <style:paragraph-properties fo:line-height="150%"/>
      <style:text-properties style:font-name="Times New Roman" officeooo:rsid="001a457c" officeooo:paragraph-rsid="001a457c"/>
    </style:style>
    <style:style style:name="P42" style:family="paragraph" style:parent-style-name="Standard">
      <style:paragraph-properties fo:line-height="150%"/>
      <style:text-properties style:font-name="Times New Roman" officeooo:rsid="001a457c" officeooo:paragraph-rsid="00280c93"/>
    </style:style>
    <style:style style:name="P43" style:family="paragraph" style:parent-style-name="Standard">
      <style:paragraph-properties fo:line-height="150%"/>
      <style:text-properties style:font-name="Times New Roman" officeooo:rsid="001a457c" officeooo:paragraph-rsid="0036e01c"/>
    </style:style>
    <style:style style:name="P44" style:family="paragraph" style:parent-style-name="Standard">
      <style:paragraph-properties fo:line-height="150%"/>
      <style:text-properties style:font-name="Times New Roman" officeooo:rsid="001a457c" officeooo:paragraph-rsid="002a0ab5"/>
    </style:style>
    <style:style style:name="P45" style:family="paragraph" style:parent-style-name="Standard">
      <style:paragraph-properties fo:line-height="150%"/>
      <style:text-properties style:font-name="Times New Roman" fo:font-weight="bold" officeooo:rsid="001a457c" officeooo:paragraph-rsid="0036e01c" style:font-weight-asian="bold" style:font-weight-complex="bold"/>
    </style:style>
    <style:style style:name="P46" style:family="paragraph" style:parent-style-name="Standard">
      <style:paragraph-properties fo:line-height="150%">
        <style:tab-stops>
          <style:tab-stop style:position="2.159cm"/>
        </style:tab-stops>
      </style:paragraph-properties>
      <style:text-properties style:font-name="Times New Roman" fo:font-weight="bold" officeooo:rsid="002294c5" officeooo:paragraph-rsid="003b74e8" style:font-weight-asian="bold" style:font-weight-complex="bold"/>
    </style:style>
    <style:style style:name="T1" style:family="text">
      <style:text-properties officeooo:rsid="001b2f8d"/>
    </style:style>
    <style:style style:name="T2" style:family="text">
      <style:text-properties officeooo:rsid="001c242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2421" style:font-weight-asian="normal" style:font-weight-complex="normal"/>
    </style:style>
    <style:style style:name="T5" style:family="text">
      <style:text-properties fo:font-weight="normal" officeooo:rsid="001c84dd" style:font-weight-asian="normal" style:font-weight-complex="normal"/>
    </style:style>
    <style:style style:name="T6" style:family="text">
      <style:text-properties fo:font-weight="normal" officeooo:rsid="00206345" style:font-weight-asian="normal" style:font-weight-complex="normal"/>
    </style:style>
    <style:style style:name="T7" style:family="text">
      <style:text-properties fo:font-weight="normal" officeooo:rsid="00267e37" style:font-weight-asian="normal" style:font-weight-complex="normal"/>
    </style:style>
    <style:style style:name="T8" style:family="text">
      <style:text-properties fo:font-weight="normal" officeooo:rsid="002a0ab5" style:font-weight-asian="normal" style:font-weight-complex="normal"/>
    </style:style>
    <style:style style:name="T9" style:family="text">
      <style:text-properties fo:font-weight="normal" officeooo:rsid="002b5fbc" style:font-weight-asian="normal" style:font-weight-complex="normal"/>
    </style:style>
    <style:style style:name="T10" style:family="text">
      <style:text-properties fo:font-weight="normal" officeooo:rsid="002ea33e" style:font-weight-asian="normal" style:font-weight-complex="normal"/>
    </style:style>
    <style:style style:name="T11" style:family="text">
      <style:text-properties fo:font-weight="normal" officeooo:rsid="0030d339" style:font-weight-asian="normal" style:font-weight-complex="normal"/>
    </style:style>
    <style:style style:name="T12" style:family="text">
      <style:text-properties fo:font-weight="normal" officeooo:rsid="00325cc1" style:font-weight-asian="normal" style:font-weight-complex="normal"/>
    </style:style>
    <style:style style:name="T13" style:family="text">
      <style:text-properties fo:font-weight="normal" officeooo:rsid="0034d738" style:font-weight-asian="normal" style:font-weight-complex="normal"/>
    </style:style>
    <style:style style:name="T14" style:family="text">
      <style:text-properties fo:font-weight="normal" officeooo:rsid="00367130" style:font-weight-asian="normal" style:font-weight-complex="normal"/>
    </style:style>
    <style:style style:name="T15" style:family="text">
      <style:text-properties fo:font-weight="normal" officeooo:rsid="0036e01c" style:font-weight-asian="normal" style:font-weight-complex="normal"/>
    </style:style>
    <style:style style:name="T16" style:family="text">
      <style:text-properties fo:font-weight="normal" officeooo:rsid="003a26bd" style:font-weight-asian="normal" style:font-weight-complex="normal"/>
    </style:style>
    <style:style style:name="T17" style:family="text">
      <style:text-properties fo:font-weight="normal" officeooo:rsid="003b74e8" style:font-weight-asian="normal" style:font-weight-complex="normal"/>
    </style:style>
    <style:style style:name="T18" style:family="text">
      <style:text-properties officeooo:rsid="001c84dd"/>
    </style:style>
    <style:style style:name="T19" style:family="text">
      <style:text-properties officeooo:rsid="00206345"/>
    </style:style>
    <style:style style:name="T20" style:family="text">
      <style:text-properties officeooo:rsid="00267e37"/>
    </style:style>
    <style:style style:name="T21" style:family="text">
      <style:text-properties officeooo:rsid="002a0ab5"/>
    </style:style>
    <style:style style:name="T22" style:family="text">
      <style:text-properties officeooo:rsid="002b5fbc"/>
    </style:style>
    <style:style style:name="T23" style:family="text">
      <style:text-properties officeooo:rsid="002ea33e"/>
    </style:style>
    <style:style style:name="T24" style:family="text">
      <style:text-properties officeooo:rsid="0030d339"/>
    </style:style>
    <style:style style:name="T25" style:family="text">
      <style:text-properties officeooo:rsid="00325cc1"/>
    </style:style>
    <style:style style:name="T26" style:family="text">
      <style:text-properties officeooo:rsid="0032e235"/>
    </style:style>
    <style:style style:name="T27" style:family="text">
      <style:text-properties officeooo:rsid="0034855b"/>
    </style:style>
    <style:style style:name="T28" style:family="text">
      <style:text-properties officeooo:rsid="0034d738"/>
    </style:style>
    <style:style style:name="T29" style:family="text">
      <style:text-properties officeooo:rsid="0036e01c"/>
    </style:style>
    <style:style style:name="T30" style:family="text">
      <style:text-properties officeooo:rsid="0036f851"/>
    </style:style>
    <style:style style:name="T31" style:family="text">
      <style:text-properties officeooo:rsid="003b74e8"/>
    </style:style>
    <style:style style:name="T32" style:family="text">
      <style:text-properties officeooo:rsid="003d2b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estovací případ č. 1: Spuštění programu</text:p>
      <text:p text:style-name="P1"><text:tab/><text:span text:style-name="T25">Popis</text:span>: Ověření, že se program spustí a nabídne menu.</text:p>
      <text:p text:style-name="P1"><text:tab/>Vstupní podmínky: Program není spuštěný.</text:p>
      <text:p text:style-name="P1"><text:tab/>Kroky: 1 - Spuštění programu.</text:p>
      <text:p text:style-name="P1"><text:tab/><text:tab/> 2- Ověření, že se program spustí a ukáže menu <text:s/>(1 - Přidat nový úkol, 2 - Zobrazit všechny úkoly, 3 - Odstranit úkol, 4 - Konec programu).</text:p>
      <text:p text:style-name="P1"><text:tab/>Očekávaný výsledek: Program se spustí a ukáže nabídku menu (1 - Přidat nový úkol, 2 - Zobrazit všechny úkoly, 3 - Odstranit úkol, 4 - Konec programu).</text:p>
      <text:p text:style-name="P1"><text:tab/>Skutečný výsledek: Program se spustí a nabídne menu <text:s/>(1 - Přidat nový úkol, 2 - Zobrazit všechny úkoly, 3 - Odstranit úkol, 4 - Konec programu).</text:p>
      <text:p text:style-name="P1"><text:tab/>Stav: Pass</text:p>
      <text:p text:style-name="P1"><text:tab/>Poznámka: Tento případ sleduje bezproblémové spuštění programu, který uživateli nabídne menu, tedy funkce programu, se kterými může uživatel pracovat.</text:p>
      <text:p text:style-name="P1"/>
      <text:p text:style-name="P19">Testovací případ č. <text:span text:style-name="T25">2</text:span>: <text:span text:style-name="T25">Zadání neplatných hodnot (místo 1 – 4 např.: Ahoj.)</text:span></text:p>
      <text:p text:style-name="P9"><text:tab/><text:span text:style-name="T28">Popis</text:span>: Ověření, <text:span text:style-name="T25">že program uživatele upozorní na neplatné hodnoty.</text:span></text:p>
      <text:p text:style-name="P9"><text:tab/>Vstupní podmínky: <text:span text:style-name="T25">Program je spuštěný a čeká na volbu uživatele.</text:span></text:p>
      <text:p text:style-name="P9"><text:tab/>Krok: <text:span text:style-name="T25">Místo číselné hodnoty zadám slovní hodnoty.</text:span></text:p>
      <text:p text:style-name="P9"><text:tab/>Očekávaný výsledek: <text:span text:style-name="T25">Program uživatele upozorní na neplatné hodnoty.</text:span></text:p>
      <text:p text:style-name="P9"><text:tab/>Skutečný výsledek: <text:span text:style-name="T27">Dojde k neočekávanému ukončení programu s chybovým hlášením: ValueError: invalid literal for int() with base 10: 'Ahoj.'</text:span></text:p>
      <text:p text:style-name="P9"><text:tab/>Stav: <text:span text:style-name="T25">Fail</text:span></text:p>
      <text:p text:style-name="P9"><text:tab/>Poznámka: <text:span text:style-name="T25">Tento krok ověřuje, že program přijímá pouze platné hodnoty a že na ty neplatné reaguje upozorněním </text:span><text:span text:style-name="T27">a ne spadnutím.</text:span></text:p>
      <text:p text:style-name="P1"/>
      <text:p text:style-name="P14">Testovací případ č. <text:span text:style-name="T25">3</text:span>: Výběr možnosti z menu <text:s/>(1 - Přidat nový úkol)</text:p>
      <text:p text:style-name="P1"><text:tab/><text:span text:style-name="T25">Popis</text:span>: Ověření, že po výběru volby 1 umožní program přidání nového úkolu <text:span text:style-name="T1">(přidáme nový úkol s běžnými hodnotami)</text:span>.</text:p>
      <text:p text:style-name="P1"><text:tab/><text:span text:style-name="T25">Vstupní podmínky: Program je spuštěný a čeká na zadání volby uživatelem.</text:span></text:p>
      <text:p text:style-name="P1"><text:tab/>Očekávaný výsledek: Program <text:span text:style-name="T28">po výběru volby 1 </text:span>umožní přidat nový úkol.</text:p>
      <text:p text:style-name="P1"><text:tab/>Skutečný výsledek: Možnost č. 1 se spustila a bylo možné přidat nový úkol.</text:p>
      <text:p text:style-name="P1"><text:tab/>Stav: Pass</text:p>
      <text:p text:style-name="P1"><text:tab/>Poznámka: Tento krok ověřuje, že je funkce pro přidání nového úkolu funkční. </text:p>
      <text:p text:style-name="P1"/>
      <text:p text:style-name="P1"/>
      <text:p text:style-name="P23"><text:soft-page-break/>Testovací případ č. <text:span text:style-name="T25">4</text:span>: <text:span text:style-name="T28">Nevyplnění názvu úkolu</text:span> (1 – Přidat nový úkol)</text:p>
      <text:p text:style-name="P11"><text:tab/><text:span text:style-name="T28">Popis</text:span>: Zkusíme nevyplnit název úkolu.</text:p>
      <text:p text:style-name="P11"><text:tab/><text:span text:style-name="T25">Vstupní podmínky: Program je spuštěný a ve fázi, kdy je třeba zadat název úkolu.</text:span></text:p>
      <text:p text:style-name="P11"><text:tab/>Očekávaný výsledek: Program vygeneruje upozornění, aby uživatel vyplnil název úkolu (Prosím, vyplňte název úkolu.).</text:p>
      <text:p text:style-name="P11"><text:tab/>Skutečný výsledek: Program vygeneroval upozornění Prosím vyplňte název úkolu.</text:p>
      <text:p text:style-name="P11"><text:tab/>Stav: Pass</text:p>
      <text:p text:style-name="P11"><text:tab/>Poznámka: Tento krok ověřuje reakci programu na zadání neplatných hodnot, aby byl uživatel upozorněn, že nezadal hodnoty.</text:p>
      <text:p text:style-name="P33"/>
      <text:p text:style-name="P24">Testovací případ č. <text:span text:style-name="T25">5</text:span>: <text:span text:style-name="T28">Nevyplnění popisu úkolu</text:span> (1 – Přidat nový úkol)</text:p>
      <text:p text:style-name="P24"><text:tab/><text:span text:style-name="T13">Popis</text:span><text:span text:style-name="T4">: Zkusíme nevyplnit popis úkolu.</text:span></text:p>
      <text:p text:style-name="P26"><text:span text:style-name="T4"><text:tab/></text:span><text:span text:style-name="T12">Vstupní podmínky: Program je spuštěný a ve fázi, kdy je třeba zadat popis úkolu.</text:span></text:p>
      <text:p text:style-name="P24"><text:span text:style-name="T4"><text:tab/>Očekávaný výsledek: </text:span><text:span text:style-name="T3">Program vygeneruje upozornění, aby uživatel vyplnil </text:span><text:span text:style-name="T4">popis úkolu</text:span><text:span text:style-name="T3"> (Prosím vyplňte </text:span><text:span text:style-name="T4">popis</text:span><text:span text:style-name="T3"> úkolu.).</text:span></text:p>
      <text:p text:style-name="P12"><text:tab/>Skutečný výsledek: Program vygeneroval upozornění Prosím vyplňte <text:span text:style-name="T2">popis</text:span> úkolu.</text:p>
      <text:p text:style-name="P12"><text:tab/>Stav: Pass</text:p>
      <text:p text:style-name="P34"><text:tab/>Poznámka: Tento krok ověřuje reakci programu na zadání neplatných hodnot, aby byl uživatel upozorněn, že nezadal hodnoty.</text:p>
      <text:p text:style-name="P1"/>
      <text:p text:style-name="P25">Testovací případ č. <text:span text:style-name="T25">6</text:span>: <text:span text:style-name="T28">Prázdné hodnoty v názvu i popisu úkolu</text:span> (1 – Přidat nový úkol)</text:p>
      <text:p text:style-name="P25"><text:tab/><text:span text:style-name="T13">Popis</text:span><text:span text:style-name="T4">: Zkusíme nevyplnit </text:span><text:span text:style-name="T5">název úkolu ani </text:span><text:span text:style-name="T4">popis úkolu.</text:span></text:p>
      <text:p text:style-name="P37"><text:tab/>Vstupní podmínky: Program je spuštěný a ve fázi, kdy je třeba zadat název úkolu a následně popis úkolu.</text:p>
      <text:p text:style-name="P25"><text:span text:style-name="T4"><text:tab/>Očekávaný výsledek: </text:span><text:span text:style-name="T3">Program vygeneruje upozornění, aby uživatel vyplnil </text:span><text:span text:style-name="T5">název úkolu i </text:span><text:span text:style-name="T4">popis úkolu</text:span><text:span text:style-name="T3"> (Prosím vyplňte </text:span><text:span text:style-name="T5">název</text:span><text:span text:style-name="T3"> úkolu. </text:span><text:span text:style-name="T5">Prosím vyplňte popis úkolu.</text:span><text:span text:style-name="T3">).</text:span></text:p>
      <text:p text:style-name="P13"><text:tab/>Skutečný výsledek: Program vygeneroval upozornění: Prosím vyplňte <text:span text:style-name="T18">název</text:span> úkolu. <text:span text:style-name="T18">Prosím vyplňte popis úkolu.</text:span></text:p>
      <text:p text:style-name="P13"><text:tab/>Stav: Pass</text:p>
      <text:p text:style-name="P35"><text:tab/>Poznámka: Tento krok ověřuje reakci programu na zadání neplatných hodnot, aby byl uživatel upozorněn, že nezadal hodnoty.</text:p>
      <text:p text:style-name="P25"><text:span text:style-name="T4"/></text:p>
      <text:p text:style-name="P27">Testovací případ č. <text:span text:style-name="T25">7</text:span>: Otestování délky názvu úkolu (vložení 50 a více znaků)</text:p>
      <text:p text:style-name="P28"><text:tab/><text:span text:style-name="T13">Popis</text:span><text:span text:style-name="T3">: Zadat při vyplňování názvu úkolu více než 50 znaků.</text:span></text:p>
      <text:p text:style-name="P29"><text:span text:style-name="T3"><text:tab/></text:span><text:span text:style-name="T12">Vstupní podmínky: Program je spuštěný a je třeba zadat název úkolu.</text:span></text:p>
      <text:p text:style-name="P36"><text:soft-page-break/><text:tab/>Očekávaný výsledek: Název úkolu bude omezen a u většího množství znaků program uživatele upozorní, aby název zkrátil (přesáhl počet znaků).</text:p>
      <text:p text:style-name="P36"><text:tab/>Skutečný výsledek: Lze zadat libovolný počet znaků.</text:p>
      <text:p text:style-name="P36"><text:tab/>Stav: False</text:p>
      <text:p text:style-name="P36"><text:tab/>Poznámka: Tento krok měl zajistit, aby nebyl název úkolu příliš dlouhý, což se nepodařilo. Je třeba nastavit hraniční hodnotu na počet znaků.</text:p>
      <text:p text:style-name="P28"><text:span text:style-name="T3"/></text:p>
      <text:p text:style-name="P27">Testovací případ č. <text:span text:style-name="T25">8</text:span>: Otestování délky popisu úkolu (vložení 50 a více znaků)</text:p>
      <text:p text:style-name="P28"><text:tab/><text:span text:style-name="T13">Popis</text:span><text:span text:style-name="T3">: Zadat při vyplňování popisu úkolu více než 50 znaků.</text:span></text:p>
      <text:p text:style-name="P29"><text:span text:style-name="T3"><text:tab/></text:span><text:span text:style-name="T12">Vstupní podmínky: Program je spuštěný a je třeba zadat popis úkolu.</text:span></text:p>
      <text:p text:style-name="P36"><text:tab/>Očekávaný výsledek: Popis úkolu nebude omezen, aby byl dostatečný prostor pro komplexní popis úkolu.</text:p>
      <text:p text:style-name="P36"><text:tab/>Skutečný výsledek: Lze zadat libovolný počet znaků.</text:p>
      <text:p text:style-name="P36"><text:tab/>Stav: Pass</text:p>
      <text:p text:style-name="P36"><text:tab/>Poznámka: Tento krok měl zajistit, aby uživatel mohl dle svých potřeb daný úkol popsat. </text:p>
      <text:p text:style-name="P28"><text:span text:style-name="T3"/></text:p>
      <text:p text:style-name="P31">Doporučení pro bod 1 – Přidat nový úkol: </text:p>
      <text:p text:style-name="P38"><text:tab/>- Omezit počet znaků v názvu úkolu, delší názvy mohou být nepřehledné a uživatele následně plést. Název by měl být stručný a výstižný, pro detail má sloužit popis úkolu.</text:p>
      <text:p text:style-name="P31"><text:span text:style-name="T3"><text:tab/>- </text:span><text:span text:style-name="T13">Je opravdu nutné povinně vyplnit popis úkolů? </text:span><text:span text:style-name="T14">Uživateli může stačit název.</text:span></text:p>
      <text:p text:style-name="P1"/>
      <text:p text:style-name="P15">Testovací případ č. <text:span text:style-name="T25">9</text:span>: Výběr možnosti z menu <text:s/>(<text:span text:style-name="T19">2 – Zobrazit všechny úkoly</text:span>)</text:p>
      <text:p text:style-name="P15"><text:tab/><text:span text:style-name="T13">Popis</text:span><text:span text:style-name="T3">: Ověření, že po výběru volby </text:span><text:span text:style-name="T6">2</text:span><text:span text:style-name="T3"> </text:span><text:span text:style-name="T6">zobrazí</text:span><text:span text:style-name="T3"> program</text:span><text:span text:style-name="T6"> úkoly i s popisem úkolu.</text:span></text:p>
      <text:p text:style-name="P19"><text:span text:style-name="T6"><text:tab/></text:span><text:span text:style-name="T12">Vstupní podmínky: Program je spuštěný a čeká na volbu uživatele.</text:span></text:p>
      <text:p text:style-name="P2"><text:tab/>Očekávaný výsledek: Program <text:span text:style-name="T19">zobrazí úkoly i s jejich popisem.</text:span></text:p>
      <text:p text:style-name="P2"><text:tab/>Skutečný výsledek: Možnost č. <text:span text:style-name="T19">2</text:span> se spustila a <text:span text:style-name="T19">program zobrazil úkoly včetně popisu.</text:span></text:p>
      <text:p text:style-name="P2"><text:tab/>Stav: Pass</text:p>
      <text:p text:style-name="P2"><text:tab/>Poznámka: Tento krok ověřuje, že je funkce pro <text:span text:style-name="T19">zobrazení úkolů a jejich popisů funkční.</text:span></text:p>
      <text:p text:style-name="P2"/>
      <text:p text:style-name="P16">Testovací případ č. <text:span text:style-name="T25">10</text:span>: <text:span text:style-name="T29">Zobrazení všech uložených úkolů</text:span> (<text:span text:style-name="T19">2 – Zobrazit všechny úkoly</text:span>)</text:p>
      <text:p text:style-name="P16"><text:tab/><text:span text:style-name="T3">Krok: Ověření, že po výběru volby </text:span><text:span text:style-name="T6">2</text:span><text:span text:style-name="T3"> </text:span><text:span text:style-name="T6">zobrazí</text:span><text:span text:style-name="T3"> program</text:span><text:span text:style-name="T6"> </text:span><text:span text:style-name="T7">všechny uložené </text:span><text:span text:style-name="T6">úkoly i s popisem úkol</text:span><text:span text:style-name="T7">ů</text:span><text:span text:style-name="T6">.</text:span></text:p>
      <text:p text:style-name="P19"><text:span text:style-name="T6"><text:tab/></text:span><text:span text:style-name="T12">Vstupní podmínky: Program je spuštěný, </text:span><text:span text:style-name="T16">čeká na výběr volby.</text:span></text:p>
      <text:p text:style-name="P3"><text:tab/>Očekávaný výsledek: Program <text:span text:style-name="T19">zobrazí </text:span><text:span text:style-name="T20">všechny uložené </text:span><text:span text:style-name="T19">úkoly i s jejich popise</text:span><text:span text:style-name="T25">m</text:span><text:span text:style-name="T19">.</text:span></text:p>
      <text:p text:style-name="P3"><text:soft-page-break/><text:tab/>Skutečný výsledek: Možnost č. <text:span text:style-name="T19">2</text:span> se spustila a <text:span text:style-name="T19">program zobrazil </text:span><text:span text:style-name="T20">všechny uložené </text:span><text:span text:style-name="T19">úkoly včetně popisu.</text:span></text:p>
      <text:p text:style-name="P3"><text:tab/>Stav: Pass</text:p>
      <text:p text:style-name="P4"><text:tab/>Poznámka: Tento krok ověřuje, že je funkce pro <text:span text:style-name="T19">zobrazení úkolů a jejich popisů funkční </text:span><text:span text:style-name="T20">a že po volbě pro zobrazení úkolů se zobrazí všechny uložené úkoly včetně jejich popisů </text:span><text:span text:style-name="T25">a ne pouze část.</text:span></text:p>
      <text:p text:style-name="P4"/>
      <text:p text:style-name="P45">Testovací případ č. <text:span text:style-name="T25">1</text:span><text:span text:style-name="T29">1</text:span>: <text:span text:style-name="T29">Zobrazení úkolů s dlouhým názvem a popisem</text:span> (<text:span text:style-name="T19">2 – Zobrazit všechny úkoly</text:span>)</text:p>
      <text:p text:style-name="P45"><text:tab/><text:span text:style-name="T15">Popis</text:span><text:span text:style-name="T3">: Ověření, že po výběru volby </text:span><text:span text:style-name="T6">2</text:span><text:span text:style-name="T3"> </text:span><text:span text:style-name="T6">zobrazí</text:span><text:span text:style-name="T3"> program</text:span><text:span text:style-name="T6"> </text:span><text:span text:style-name="T7">všechny uložené </text:span><text:span text:style-name="T6">úkoly i s popisem úkol</text:span><text:span text:style-name="T7">ů</text:span><text:span text:style-name="T6">, </text:span><text:span text:style-name="T15">i když je obojí dlouhé.</text:span></text:p>
      <text:p text:style-name="P45"><text:span text:style-name="T15">Vst</text:span><text:span text:style-name="T12">upní podmínky: Program je spuštěný, </text:span><text:span text:style-name="T16">čeká na vložení volby.</text:span></text:p>
      <text:p text:style-name="P43"><text:tab/>Očekávaný výsledek: Program <text:span text:style-name="T19">zobrazí </text:span><text:span text:style-name="T20">všechny uložené </text:span><text:span text:style-name="T19">úkoly i s jejich popise</text:span><text:span text:style-name="T25">m, </text:span><text:span text:style-name="T29">kdy zobrazuje celé názvy a popisy.</text:span></text:p>
      <text:p text:style-name="P43"><text:tab/>Skutečný výsledek: Možnost č. <text:span text:style-name="T19">2</text:span> se spustila a <text:span text:style-name="T19">program zobrazil </text:span><text:span text:style-name="T20">všechny uložené </text:span><text:span text:style-name="T19">úkoly včetně popisu </text:span><text:span text:style-name="T29">a v kompletní délce.</text:span></text:p>
      <text:p text:style-name="P43"><text:tab/>Stav: Pass</text:p>
      <text:p text:style-name="P43"><text:tab/>Poznámka: Tento krok ověřuje, že je funkce pro <text:span text:style-name="T19">zobrazení úkolů a jejich popisů funkční </text:span><text:span text:style-name="T20">a že po volbě pro zobrazení úkolů se zobrazí všechny uložené úkoly včetně jejich popisů </text:span><text:span text:style-name="T29">v celé délce.</text:span></text:p>
      <text:p text:style-name="P43"/>
      <text:p text:style-name="P32">Doporučení pro bod 2 – Zobrazit všechny úkoly: </text:p>
      <text:p text:style-name="P39"><text:tab/>- Zhodnotit, zda při volbě pro zobrazení úkolů neukázat seznam pouze názvů úkolů bez popisku, kvůli přehlednosti. Podle názvu si uživatel otevře úkol, který potřebuje.</text:p>
      <text:p text:style-name="P39"><text:tab/>- <text:span text:style-name="T29">Pokud by byla zachovaná možnost neomezeného názvu úkolů, zvážit, zda náhled nezkrátit.</text:span></text:p>
      <text:p text:style-name="P40"/>
      <text:p text:style-name="P17">Testovací případ č. <text:span text:style-name="T21">1</text:span><text:span text:style-name="T30">2</text:span>: Výběr možnosti z menu <text:s/>(<text:span text:style-name="T21">3</text:span><text:span text:style-name="T19"> – </text:span><text:span text:style-name="T21">Odstranit úkol</text:span>)</text:p>
      <text:p text:style-name="P17"><text:tab/><text:span text:style-name="T13">Popis</text:span><text:span text:style-name="T3">: Ověření, že po výběru volby </text:span><text:span text:style-name="T8">3</text:span><text:span text:style-name="T3"> </text:span><text:span text:style-name="T6">zobrazí</text:span><text:span text:style-name="T3"> program</text:span><text:span text:style-name="T6"> </text:span><text:span text:style-name="T8">dotaz: Jaký úkol chceš smazat?</text:span></text:p>
      <text:p text:style-name="P19"><text:span text:style-name="T8"><text:tab/></text:span><text:span text:style-name="T12">Vstupní podmínky: Program je spuštěný a čeká na volbu uživatele.</text:span></text:p>
      <text:p text:style-name="P5"><text:tab/>Očekávaný výsledek: Program <text:span text:style-name="T28">po volbě 3 </text:span><text:span text:style-name="T19">zobrazí </text:span><text:span text:style-name="T21">dotaz: </text:span><text:span text:style-name="T8">Jaký úkol chceš smazat?</text:span></text:p>
      <text:p text:style-name="P5"><text:tab/>Skutečný výsledek: Možnost č. <text:span text:style-name="T21">3</text:span> se spustila a <text:span text:style-name="T19">program zobrazil </text:span><text:span text:style-name="T21">dotaz: </text:span><text:span text:style-name="T8">Jaký úkol chceš smazat?</text:span></text:p>
      <text:p text:style-name="P5"><text:tab/>Stav: Pass</text:p>
      <text:p text:style-name="P5"><text:tab/>Poznámka: Tento krok ověřuje, <text:span text:style-name="T21">zda program uživateli nabídne smazání úkolů.</text:span></text:p>
      <text:p text:style-name="P5"/>
      <text:p text:style-name="P5"/>
      <text:p text:style-name="P22"><text:soft-page-break/>Testovací případ č. <text:span text:style-name="T21">1</text:span><text:span text:style-name="T30">3</text:span>: <text:span text:style-name="T22">Odstranění úkolu </text:span><text:span text:style-name="T28">(</text:span><text:span text:style-name="T21">3</text:span><text:span text:style-name="T19"> – </text:span><text:span text:style-name="T21">Odstranit úkol</text:span>)</text:p>
      <text:p text:style-name="P20"><text:tab/><text:span text:style-name="T13">Popis</text:span><text:span text:style-name="T3">: Ověření, že </text:span><text:span text:style-name="T9">program vybraný úkol smaže.</text:span></text:p>
      <text:p text:style-name="P19"><text:span text:style-name="T9"><text:tab/></text:span><text:span text:style-name="T12">Vstupní podmínky: Program je spuštěný, je nastavena volba pro smazání úkolu.</text:span></text:p>
      <text:p text:style-name="P6"><text:tab/>Očekávaný výsledek: Program <text:span text:style-name="T9">vybraný úkol smaže.</text:span></text:p>
      <text:p text:style-name="P6"><text:tab/>Skutečný výsledek: <text:span text:style-name="T9">Program vybraný úkol smazal.</text:span></text:p>
      <text:p text:style-name="P6"><text:tab/>Stav: Pass</text:p>
      <text:p text:style-name="P6"><text:tab/>Poznámka: Tento krok ověřuje, <text:span text:style-name="T21">zda program </text:span><text:span text:style-name="T22">zadaný úkol smaže.</text:span></text:p>
      <text:p text:style-name="P6"/>
      <text:p text:style-name="P22">Testovací případ č. <text:span text:style-name="T21">1</text:span><text:span text:style-name="T30">4</text:span>: <text:span text:style-name="T22">Potvrzení odstranění úkolu </text:span>(<text:span text:style-name="T21">3</text:span><text:span text:style-name="T19"> – </text:span><text:span text:style-name="T21">Odstranit úkol</text:span>)</text:p>
      <text:p text:style-name="P20"><text:tab/><text:span text:style-name="T13">Popis</text:span><text:span text:style-name="T3">: </text:span><text:span text:style-name="T9">Po smazání úkolu tento krok program potvrdí: Úkol byl úspěšně smazán.</text:span></text:p>
      <text:p text:style-name="P19"><text:span text:style-name="T9"><text:tab/></text:span><text:span text:style-name="T12">Vstupní podmínky: Program je spuštěný, bylo zadáno smazání úkolu.</text:span></text:p>
      <text:p text:style-name="P6"><text:tab/>Očekávaný výsledek: Program <text:span text:style-name="T9">vybraný úkol smaže a potvrdí to.</text:span></text:p>
      <text:p text:style-name="P6"><text:tab/>Skutečný výsledek: <text:span text:style-name="T9">Program vybraný úkol smazal a potvrdil tento krok.</text:span></text:p>
      <text:p text:style-name="P6"><text:tab/>Stav: Pass</text:p>
      <text:p text:style-name="P6"><text:tab/>Poznámka: Tento krok ověřuje, <text:span text:style-name="T21">zda program </text:span><text:span text:style-name="T22">potvrdí smazání vybraného úkolu.</text:span></text:p>
      <text:p text:style-name="P6"/>
      <text:p text:style-name="P22">Testovací případ č. <text:span text:style-name="T21">1</text:span><text:span text:style-name="T30">5</text:span>: <text:span text:style-name="T23">Zadání neexistujících hodnot při mazání úkolů </text:span>(<text:span text:style-name="T21">3</text:span><text:span text:style-name="T19"> – </text:span><text:span text:style-name="T21">Odstranit úkol</text:span>)</text:p>
      <text:p text:style-name="P21"><text:tab/><text:span text:style-name="T13">Popis</text:span><text:span text:style-name="T3">: Ověření, že </text:span><text:span text:style-name="T9">program </text:span><text:span text:style-name="T10">uživatele upozorní pokud úkol neexistuje.</text:span></text:p>
      <text:p text:style-name="P19"><text:span text:style-name="T10"><text:tab/></text:span><text:span text:style-name="T12">Vstupní podmínky: Program je spuštěný, je zadaná volba pro smazání úkolu, je třeba zadat název pro smazání úkolu.</text:span></text:p>
      <text:p text:style-name="P7"><text:tab/>Očekávaný výsledek: Program <text:span text:style-name="T10">uživatele upozorní, pokud zadá neexistující hodnoty: Tento úkol neexistuje!</text:span></text:p>
      <text:p text:style-name="P7"><text:tab/>Skutečný výsledek: <text:span text:style-name="T9">Program </text:span><text:span text:style-name="T10">uživatele upozornil, že daný úkol neexistuje.</text:span></text:p>
      <text:p text:style-name="P7"><text:tab/>Stav: Pass</text:p>
      <text:p text:style-name="P7"><text:tab/>Poznámka: Tento krok ověřuje, <text:span text:style-name="T21">zda program </text:span><text:span text:style-name="T23">uživatele upozorní, když zadá neexistující hodnoty.</text:span></text:p>
      <text:p text:style-name="P7"/>
      <text:p text:style-name="P32">Doporučení pro bod <text:span text:style-name="T28">3</text:span> – <text:span text:style-name="T28">Odstranit úkol</text:span>:</text:p>
      <text:p text:style-name="P32"><text:tab/>- <text:span text:style-name="T13">Žádná, bod testováním prošel.</text:span></text:p>
      <text:p text:style-name="P32"><text:span text:style-name="T13"/></text:p>
      <text:p text:style-name="P18">Testovací případ č. <text:span text:style-name="T25">1</text:span><text:span text:style-name="T30">6</text:span>: Výběr možnosti z menu <text:s/>(<text:span text:style-name="T24">4</text:span><text:span text:style-name="T19"> – </text:span><text:span text:style-name="T24">Konec programu</text:span>)</text:p>
      <text:p text:style-name="P18"><text:tab/><text:span text:style-name="T13">Popis</text:span><text:span text:style-name="T3">: Ověření, že </text:span><text:span text:style-name="T11">po volbě 4 se program ukončí.</text:span></text:p>
      <text:p text:style-name="P19"><text:span text:style-name="T11"><text:tab/></text:span><text:span text:style-name="T12">Vstupní podmínky: Program je spuštěný a čeká na volbu uživatele.</text:span></text:p>
      <text:p text:style-name="P8"><text:tab/>Očekávaný výsledek: Program <text:span text:style-name="T11">se </text:span><text:span text:style-name="T13">po zadání hodnoty 4 </text:span><text:span text:style-name="T11">ukončí.</text:span></text:p>
      <text:p text:style-name="P8"><text:tab/>Skutečný výsledek: <text:span text:style-name="T9">Program </text:span><text:span text:style-name="T11">se </text:span><text:span text:style-name="T12">po volbě 4 ukončil.</text:span></text:p>
      <text:p text:style-name="P8"><text:soft-page-break/><text:tab/>Stav: Pass</text:p>
      <text:p text:style-name="P8"><text:tab/>Poznámka: Tento krok ověřuje, <text:span text:style-name="T21">zda </text:span><text:span text:style-name="T25">se program po správné volbě ukončí.</text:span></text:p>
      <text:p text:style-name="P8"/>
      <text:p text:style-name="P19">Testovací případ č. <text:span text:style-name="T25">1</text:span><text:span text:style-name="T30">7</text:span>: <text:span text:style-name="T31">Ukončení programů po práci s nim</text:span> (<text:span text:style-name="T24">4</text:span><text:span text:style-name="T19"> – </text:span><text:span text:style-name="T24">Konec programu</text:span>)</text:p>
      <text:p text:style-name="P19"><text:tab/><text:span text:style-name="T13">Popis</text:span><text:span text:style-name="T3">: Ověření, že </text:span><text:span text:style-name="T11">po volbě 4 se program ukončí, </text:span><text:span text:style-name="T12">i když ho budeme ukončovat z pozdějšího vstupu (např. po smazání úkolu).</text:span></text:p>
      <text:p text:style-name="P19"><text:span text:style-name="T11"><text:tab/></text:span><text:span text:style-name="T12">Vstupní podmínky: Program je spuštěný, zobrazuje uložené úkoly, čeká na zadání, který úkol chce uživatel smazat.</text:span></text:p>
      <text:p text:style-name="P9"><text:tab/>Očekávaný výsledek: P<text:span text:style-name="T25">o smazání vybraného úkolu nabídne program výběr z menu a po volbě 4 </text:span><text:span text:style-name="T12">se program ukončí.</text:span></text:p>
      <text:p text:style-name="P9"><text:tab/>Skutečný výsledek: <text:span text:style-name="T9">Program </text:span><text:span text:style-name="T11">se </text:span><text:span text:style-name="T12">po volbě 4 neukončil. </text:span><text:span text:style-name="T17">Nabízel výběr možností.</text:span></text:p>
      <text:p text:style-name="P9"><text:tab/>Stav: <text:span text:style-name="T26">Fail</text:span></text:p>
      <text:p text:style-name="P9"><text:tab/>Poznámka: Tento krok ověřuje, <text:span text:style-name="T21">zda </text:span><text:span text:style-name="T25">se program po správné volbě ukončí, i když se s ním pracovalo.</text:span></text:p>
      <text:p text:style-name="P9"/>
      <text:p text:style-name="P46">Doporučení pro bod <text:span text:style-name="T25">4</text:span> – <text:span text:style-name="T25">Konec programu</text:span>: </text:p>
      <text:p text:style-name="P46"><text:span text:style-name="T12"><text:tab/>- Je třeba, aby bylo možné program ukončit kdykoli, ne pouze po jeho spuštění.</text:span></text:p>
      <text:p text:style-name="P30"><text:span text:style-name="T12"/></text:p>
      <text:p text:style-name="P22">Testovací případ č. <text:span text:style-name="T25">1</text:span><text:span text:style-name="T32">8</text:span>: <text:span text:style-name="T28">Střídání kroků v programu</text:span> </text:p>
      <text:p text:style-name="P22"><text:tab/><text:span text:style-name="T13">Popis</text:span><text:span text:style-name="T3">: Ověření, že </text:span><text:span text:style-name="T13">uživatel může měnit, co v programu chce udělat (například po smazání úkolu – volba 3 bude chtít jiný přidat, tedy přejde na volbu 1).</text:span></text:p>
      <text:p text:style-name="P22"><text:span text:style-name="T11"><text:tab/></text:span><text:span text:style-name="T12">Vstupní podmínky: Program je spuštěný, zobrazuje uložené úkoly, čeká na zadání, který úkol chce uživatel smazat.</text:span></text:p>
      <text:p text:style-name="P10"><text:tab/>Očekávaný výsledek: P<text:span text:style-name="T25">o smazání vybraného úkolu nabídne program výběr z menu a po volbě </text:span><text:span text:style-name="T28">1</text:span><text:span text:style-name="T25"> </text:span><text:span text:style-name="T13">program nabídne přidání úkolu.</text:span></text:p>
      <text:p text:style-name="P10"><text:tab/>Skutečný výsledek: <text:span text:style-name="T9">Program </text:span><text:span text:style-name="T13">po volbě 1 nabídl přidání úkolu.</text:span></text:p>
      <text:p text:style-name="P10"><text:tab/>Stav: <text:span text:style-name="T28">Pass</text:span></text:p>
      <text:p text:style-name="P10"><text:tab/>Poznámka: Tento krok ověřuje, <text:span text:style-name="T21">zda </text:span><text:span text:style-name="T13">může uživatel střídat kroky dle potřeby. </text:span></text:p>
      <text:p text:style-name="P9"/>
      <text:p text:style-name="P7"/>
      <text:p text:style-name="P6"/>
      <text:p text:style-name="P6"/>
      <text:p text:style-name="P5"/>
      <text:p text:style-name="P15"><text:span text:style-name="T6"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09:08:04.256000000</meta:creation-date>
    <dc:date>2025-04-06T11:42:31.225000000</dc:date>
    <meta:editing-duration>PT8H27M57S</meta:editing-duration>
    <meta:editing-cycles>27</meta:editing-cycles>
    <meta:generator>LibreOffice/7.6.4.1$Windows_X86_64 LibreOffice_project/e19e193f88cd6c0525a17fb7a176ed8e6a3e2aa1</meta:generator>
    <meta:document-statistic meta:table-count="0" meta:image-count="0" meta:object-count="0" meta:page-count="6" meta:paragraph-count="140" meta:word-count="1608" meta:character-count="10469" meta:non-whitespace-character-count="8850"/>
  </office:meta>
</office:document-meta>
</file>